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400000264D28233A6.jpg" manifest:media-type="image/jpeg"/>
  <manifest:file-entry manifest:full-path="Pictures/10000000000002640000026460F196A1.jpg" manifest:media-type="image/jpeg"/>
  <manifest:file-entry manifest:full-path="Pictures/100000000000026400000264B6838E66.jpg" manifest:media-type="image/jpeg"/>
  <manifest:file-entry manifest:full-path="Pictures/100000000000026400000264765E0C6E.jpg" manifest:media-type="image/jpeg"/>
  <manifest:file-entry manifest:full-path="Pictures/1000000000000264000002641D2C5814.jpg" manifest:media-type="image/jpeg"/>
  <manifest:file-entry manifest:full-path="Pictures/100000000000026400000264878282FC.jpg" manifest:media-type="image/jpeg"/>
  <manifest:file-entry manifest:full-path="Pictures/100000000000026400000264AE5FF305.jpg" manifest:media-type="image/jpeg"/>
  <manifest:file-entry manifest:full-path="Pictures/1000000000000264000002644E9792B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Mongodb" draw:style-name="dp1" draw:master-page-name="Default">
        <draw:frame draw:style-name="gr1" draw:text-style-name="P1" draw:layer="layout" svg:width="21.589cm" svg:height="21.589cm" svg:x="1.906cm" svg:y="1.906cm">
          <draw:image xlink:href="Pictures/1000000000000264000002644E9792B4.jpg" xlink:type="simple" xlink:show="embed" xlink:actuate="onLoad">
            <text:p/>
          </draw:image>
        </draw:frame>
      </draw:page>
      <draw:page draw:name="Whats is mongodb" draw:style-name="dp1" draw:master-page-name="Default">
        <draw:frame draw:style-name="gr1" draw:text-style-name="P1" draw:layer="layout" svg:width="21.589cm" svg:height="21.589cm" svg:x="1.906cm" svg:y="1.906cm">
          <draw:image xlink:href="Pictures/100000000000026400000264878282FC.jpg" xlink:type="simple" xlink:show="embed" xlink:actuate="onLoad">
            <text:p/>
          </draw:image>
        </draw:frame>
      </draw:page>
      <draw:page draw:name="Features" draw:style-name="dp1" draw:master-page-name="Default">
        <draw:frame draw:style-name="gr1" draw:text-style-name="P1" draw:layer="layout" svg:width="21.589cm" svg:height="21.589cm" svg:x="1.906cm" svg:y="1.906cm">
          <draw:image xlink:href="Pictures/100000000000026400000264AE5FF305.jpg" xlink:type="simple" xlink:show="embed" xlink:actuate="onLoad">
            <text:p/>
          </draw:image>
        </draw:frame>
      </draw:page>
      <draw:page draw:name="Install" draw:style-name="dp1" draw:master-page-name="Default">
        <draw:frame draw:style-name="gr1" draw:text-style-name="P1" draw:layer="layout" svg:width="21.589cm" svg:height="21.589cm" svg:x="1.906cm" svg:y="1.906cm">
          <draw:image xlink:href="Pictures/1000000000000264000002641D2C5814.jpg" xlink:type="simple" xlink:show="embed" xlink:actuate="onLoad">
            <text:p/>
          </draw:image>
        </draw:frame>
      </draw:page>
      <draw:page draw:name="Configuring" draw:style-name="dp1" draw:master-page-name="Default">
        <draw:frame draw:style-name="gr1" draw:text-style-name="P1" draw:layer="layout" svg:width="21.589cm" svg:height="21.589cm" svg:x="1.906cm" svg:y="1.906cm">
          <draw:image xlink:href="Pictures/100000000000026400000264765E0C6E.jpg" xlink:type="simple" xlink:show="embed" xlink:actuate="onLoad">
            <text:p/>
          </draw:image>
        </draw:frame>
      </draw:page>
      <draw:page draw:name="Swtichon" draw:style-name="dp1" draw:master-page-name="Default">
        <draw:frame draw:style-name="gr1" draw:text-style-name="P1" draw:layer="layout" svg:width="21.589cm" svg:height="21.589cm" svg:x="1.906cm" svg:y="1.906cm">
          <draw:image xlink:href="Pictures/100000000000026400000264B6838E66.jp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21.59cm" svg:height="21.59cm" svg:x="1.905cm" svg:y="1.905cm">
          <draw:image xlink:href="Pictures/100000000000026400000264D28233A6.jpg" xlink:type="simple" xlink:show="embed" xlink:actuate="onLoad">
            <text:p/>
          </draw:image>
        </draw:frame>
      </draw:page>
      <draw:page draw:name="Thankyou" draw:style-name="dp1" draw:master-page-name="Default">
        <draw:frame draw:style-name="gr1" draw:text-style-name="P1" draw:layer="layout" svg:width="21.589cm" svg:height="21.589cm" svg:x="1.906cm" svg:y="1.906cm">
          <draw:image xlink:href="Pictures/10000000000002640000026460F196A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9T09:23:40</meta:creation-date>
    <dc:date>2012-11-09T11:11:30</dc:date>
    <meta:editing-duration>PT1H1M45S</meta:editing-duration>
    <meta:editing-cycles>3</meta:editing-cycles>
    <meta:generator>LibreOffice/3.5$Linux_X86_64 LibreOffice_project/350m1$Build-403</meta:generator>
    <meta:document-statistic meta:object-count="8"/>
  </office:meta>
</office:document-meta>
</file>